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0.6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inhvie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nhvi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MaSinhVien</text:p>
          </table:table-cell>
          <table:table-cell table:style-name="ce1" office:value-type="string" calcext:value-type="string">
            <text:p>HoTen</text:p>
          </table:table-cell>
          <table:table-cell table:style-name="ce1" office:value-type="string" calcext:value-type="string">
            <text:p>NgaySinh</text:p>
          </table:table-cell>
          <table:table-cell table:style-name="ce1" office:value-type="string" calcext:value-type="string">
            <text:p>GioiTinh</text:p>
          </table:table-cell>
          <table:table-cell table:style-name="ce1" office:value-type="string" calcext:value-type="string">
            <text:p>SDT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MaLop</text:p>
          </table:table-cell>
          <table:table-cell table:style-name="ce1" office:value-type="string" calcext:value-type="string">
            <text:p>MaChuyenNganh</text:p>
          </table:table-cell>
          <table:table-cell table:style-name="ce1" office:value-type="string" calcext:value-type="string">
            <text:p>TinhTrangHoc</text:p>
          </table:table-cell>
          <table:table-cell table:style-name="ce1" office:value-type="string" calcext:value-type="string">
            <text:p>MatKhau</text:p>
          </table:table-cell>
          <table:table-cell table:style-name="ce1" office:value-type="string" calcext:value-type="string">
            <text:p>Quyen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015" calcext:value-type="float">
            <text:p>4351050015</text:p>
          </table:table-cell>
          <table:table-cell table:style-name="ce2" office:value-type="string" calcext:value-type="string">
            <text:p>Lê Thế Bảo</text:p>
          </table:table-cell>
          <table:table-cell table:style-name="ce3" office:value-type="date" office:date-value="2002-07-25" calcext:value-type="date">
            <text:p>2002-7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015" calcext:value-type="float">
            <text:p>43510500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43" calcext:value-type="float">
            <text:p>4351050143</text:p>
          </table:table-cell>
          <table:table-cell table:style-name="ce2" office:value-type="string" calcext:value-type="string">
            <text:p>Nguyễn Đình Khang</text:p>
          </table:table-cell>
          <table:table-cell table:style-name="ce3" office:value-type="date" office:date-value="2002-08-29" calcext:value-type="date">
            <text:p>2002-8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43" calcext:value-type="float">
            <text:p>435105014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162" calcext:value-type="float">
            <text:p>4351050162</text:p>
          </table:table-cell>
          <table:table-cell table:style-name="ce2" office:value-type="string" calcext:value-type="string">
            <text:p>Lê Anh Kiệt</text:p>
          </table:table-cell>
          <table:table-cell table:style-name="ce3" office:value-type="date" office:date-value="2002-11-22" calcext:value-type="date">
            <text:p>2002-11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162" calcext:value-type="float">
            <text:p>435105016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47" calcext:value-type="float">
            <text:p>4351050247</text:p>
          </table:table-cell>
          <table:table-cell table:style-name="ce2" office:value-type="string" calcext:value-type="string">
            <text:p>Trần Nguyễn Huy Phúc</text:p>
          </table:table-cell>
          <table:table-cell table:style-name="ce3" office:value-type="date" office:date-value="2002-10-10" calcext:value-type="date">
            <text:p>2002-10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47" calcext:value-type="float">
            <text:p>435105024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0299" calcext:value-type="float">
            <text:p>4351050299</text:p>
          </table:table-cell>
          <table:table-cell table:style-name="ce2" office:value-type="string" calcext:value-type="string">
            <text:p>Vũ Tấn Thi</text:p>
          </table:table-cell>
          <table:table-cell table:style-name="ce3" office:value-type="date" office:date-value="2001-06-10" calcext:value-type="date">
            <text:p>2001-6-1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0299" calcext:value-type="float">
            <text:p>43510502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75" calcext:value-type="float">
            <text:p>4351051075</text:p>
          </table:table-cell>
          <table:table-cell table:style-name="ce2" office:value-type="string" calcext:value-type="string">
            <text:p>Nguyễn Hữu Sử</text:p>
          </table:table-cell>
          <table:table-cell table:style-name="ce3" office:value-type="date" office:date-value="2001-03-25" calcext:value-type="date">
            <text:p>2001-3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75" calcext:value-type="float">
            <text:p>435105107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93" calcext:value-type="float">
            <text:p>4351051093</text:p>
          </table:table-cell>
          <table:table-cell table:style-name="ce2" office:value-type="string" calcext:value-type="string">
            <text:p>Võ Duy Long</text:p>
          </table:table-cell>
          <table:table-cell table:style-name="ce3" office:value-type="date" office:date-value="2002-02-17" calcext:value-type="date">
            <text:p>2002-2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93" calcext:value-type="float">
            <text:p>43510510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094" calcext:value-type="float">
            <text:p>4351051094</text:p>
          </table:table-cell>
          <table:table-cell table:style-name="ce2" office:value-type="string" calcext:value-type="string">
            <text:p>Nguyễn Huỳnh Khoa</text:p>
          </table:table-cell>
          <table:table-cell table:style-name="ce3" office:value-type="date" office:date-value="2002-12-04" calcext:value-type="date">
            <text:p>2002-12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094" calcext:value-type="float">
            <text:p>435105109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04" calcext:value-type="float">
            <text:p>4351051104</text:p>
          </table:table-cell>
          <table:table-cell table:style-name="ce2" office:value-type="string" calcext:value-type="string">
            <text:p>Đặng Gia Khiêm</text:p>
          </table:table-cell>
          <table:table-cell table:style-name="ce3" office:value-type="date" office:date-value="2001-11-11" calcext:value-type="date">
            <text:p>2001-11-1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04" calcext:value-type="float">
            <text:p>43510511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05" calcext:value-type="float">
            <text:p>4351051105</text:p>
          </table:table-cell>
          <table:table-cell table:style-name="ce2" office:value-type="string" calcext:value-type="string">
            <text:p>Nguyễn Trần Anh Khoa</text:p>
          </table:table-cell>
          <table:table-cell table:style-name="ce3" office:value-type="date" office:date-value="2002-11-09" calcext:value-type="date">
            <text:p>2002-11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05" calcext:value-type="float">
            <text:p>43510511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07" calcext:value-type="float">
            <text:p>4351051107</text:p>
          </table:table-cell>
          <table:table-cell table:style-name="ce2" office:value-type="string" calcext:value-type="string">
            <text:p>Nguyễn Hồng Bảo Lâm</text:p>
          </table:table-cell>
          <table:table-cell table:style-name="ce3" office:value-type="date" office:date-value="2002-02-08" calcext:value-type="date">
            <text:p>2002-2-8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07" calcext:value-type="float">
            <text:p>435105110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13" calcext:value-type="float">
            <text:p>4351051113</text:p>
          </table:table-cell>
          <table:table-cell table:style-name="ce2" office:value-type="string" calcext:value-type="string">
            <text:p>Trần Quốc Phán</text:p>
          </table:table-cell>
          <table:table-cell table:style-name="ce3" office:value-type="date" office:date-value="2002-03-16" calcext:value-type="date">
            <text:p>2002-3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13" calcext:value-type="float">
            <text:p>435105111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15" calcext:value-type="float">
            <text:p>4351051115</text:p>
          </table:table-cell>
          <table:table-cell table:style-name="ce2" office:value-type="string" calcext:value-type="string">
            <text:p>Hà Thanh Sáng</text:p>
          </table:table-cell>
          <table:table-cell table:style-name="ce3" office:value-type="date" office:date-value="2002-06-12" calcext:value-type="date">
            <text:p>2002-6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15" calcext:value-type="float">
            <text:p>43510511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23" calcext:value-type="float">
            <text:p>4351051123</text:p>
          </table:table-cell>
          <table:table-cell table:style-name="ce2" office:value-type="string" calcext:value-type="string">
            <text:p>Hồ Thị Nhiễn</text:p>
          </table:table-cell>
          <table:table-cell table:style-name="ce3" office:value-type="date" office:date-value="2002-11-06" calcext:value-type="date">
            <text:p>2002-11-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23" calcext:value-type="float">
            <text:p>435105112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24" calcext:value-type="float">
            <text:p>4351051124</text:p>
          </table:table-cell>
          <table:table-cell table:style-name="ce2" office:value-type="string" calcext:value-type="string">
            <text:p>Đặng Thiên Hào</text:p>
          </table:table-cell>
          <table:table-cell table:style-name="ce3" office:value-type="date" office:date-value="2002-10-05" calcext:value-type="date">
            <text:p>2002-10-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24" calcext:value-type="float">
            <text:p>435105112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27" calcext:value-type="float">
            <text:p>4351051127</text:p>
          </table:table-cell>
          <table:table-cell table:style-name="ce2" office:value-type="string" calcext:value-type="string">
            <text:p>Nguyễn Đỗ Vũ Toàn</text:p>
          </table:table-cell>
          <table:table-cell table:style-name="ce3" office:value-type="date" office:date-value="2002-10-03" calcext:value-type="date">
            <text:p>2002-10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27" calcext:value-type="float">
            <text:p>435105112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28" calcext:value-type="float">
            <text:p>4351051128</text:p>
          </table:table-cell>
          <table:table-cell table:style-name="ce2" office:value-type="string" calcext:value-type="string">
            <text:p>Nguyễn Trường Nguyên</text:p>
          </table:table-cell>
          <table:table-cell table:style-name="ce3" office:value-type="date" office:date-value="2002-08-19" calcext:value-type="date">
            <text:p>2002-8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28" calcext:value-type="float">
            <text:p>435105112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50" calcext:value-type="float">
            <text:p>4351051150</text:p>
          </table:table-cell>
          <table:table-cell table:style-name="ce2" office:value-type="string" calcext:value-type="string">
            <text:p>Võ Thị Nguyệt Nga</text:p>
          </table:table-cell>
          <table:table-cell table:style-name="ce3" office:value-type="date" office:date-value="2002-11-06" calcext:value-type="date">
            <text:p>2002-11-6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50" calcext:value-type="float">
            <text:p>435105115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63" calcext:value-type="float">
            <text:p>4351051163</text:p>
          </table:table-cell>
          <table:table-cell table:style-name="ce2" office:value-type="string" calcext:value-type="string">
            <text:p>Trương Tấn Quan</text:p>
          </table:table-cell>
          <table:table-cell table:style-name="ce3" office:value-type="date" office:date-value="2002-08-25" calcext:value-type="date">
            <text:p>2002-8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63" calcext:value-type="float">
            <text:p>435105116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76" calcext:value-type="float">
            <text:p>4351051176</text:p>
          </table:table-cell>
          <table:table-cell table:style-name="ce2" office:value-type="string" calcext:value-type="string">
            <text:p>Nguyễn Thấp Vân Anh</text:p>
          </table:table-cell>
          <table:table-cell table:style-name="ce3" office:value-type="date" office:date-value="2002-07-01" calcext:value-type="date">
            <text:p>2002-7-1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76" calcext:value-type="float">
            <text:p>435105117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78" calcext:value-type="float">
            <text:p>4351051178</text:p>
          </table:table-cell>
          <table:table-cell table:style-name="ce2" office:value-type="string" calcext:value-type="string">
            <text:p>Đào Việt Bảo</text:p>
          </table:table-cell>
          <table:table-cell table:style-name="ce3" office:value-type="date" office:date-value="2002-11-01" calcext:value-type="date">
            <text:p>2002-11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78" calcext:value-type="float">
            <text:p>43510511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81" calcext:value-type="float">
            <text:p>4351051181</text:p>
          </table:table-cell>
          <table:table-cell table:style-name="ce2" office:value-type="string" calcext:value-type="string">
            <text:p>Nguyễn Thanh Bảo</text:p>
          </table:table-cell>
          <table:table-cell table:style-name="ce3" office:value-type="date" office:date-value="2002-10-25" calcext:value-type="date">
            <text:p>2002-10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81" calcext:value-type="float">
            <text:p>43510511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82" calcext:value-type="float">
            <text:p>4351051182</text:p>
          </table:table-cell>
          <table:table-cell table:style-name="ce2" office:value-type="string" calcext:value-type="string">
            <text:p>Võ Chí Bảo</text:p>
          </table:table-cell>
          <table:table-cell table:style-name="ce3" office:value-type="date" office:date-value="2002-10-20" calcext:value-type="date">
            <text:p>2002-10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82" calcext:value-type="float">
            <text:p>435105118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83" calcext:value-type="float">
            <text:p>4351051183</text:p>
          </table:table-cell>
          <table:table-cell table:style-name="ce2" office:value-type="string" calcext:value-type="string">
            <text:p>Võ Ngọc Bảo</text:p>
          </table:table-cell>
          <table:table-cell table:style-name="ce3" office:value-type="date" office:date-value="2002-10-01" calcext:value-type="date">
            <text:p>2002-10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83" calcext:value-type="float">
            <text:p>435105118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84" calcext:value-type="float">
            <text:p>4351051184</text:p>
          </table:table-cell>
          <table:table-cell table:style-name="ce2" office:value-type="string" calcext:value-type="string">
            <text:p>Nguyễn Minh Châu</text:p>
          </table:table-cell>
          <table:table-cell table:style-name="ce3" office:value-type="date" office:date-value="2002-06-20" calcext:value-type="date">
            <text:p>2002-6-2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84" calcext:value-type="float">
            <text:p>435105118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85" calcext:value-type="float">
            <text:p>4351051185</text:p>
          </table:table-cell>
          <table:table-cell table:style-name="ce2" office:value-type="string" calcext:value-type="string">
            <text:p>Nguyễn Quốc Đạt</text:p>
          </table:table-cell>
          <table:table-cell table:style-name="ce3" office:value-type="date" office:date-value="2002-02-04" calcext:value-type="date">
            <text:p>2002-2-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85" calcext:value-type="float">
            <text:p>435105118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86" calcext:value-type="float">
            <text:p>4351051186</text:p>
          </table:table-cell>
          <table:table-cell table:style-name="ce2" office:value-type="string" calcext:value-type="string">
            <text:p>Rcom Hoàng Đạt</text:p>
          </table:table-cell>
          <table:table-cell table:style-name="ce3" office:value-type="date" office:date-value="2002-11-09" calcext:value-type="date">
            <text:p>2002-11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86" calcext:value-type="float">
            <text:p>43510511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91" calcext:value-type="float">
            <text:p>4351051191</text:p>
          </table:table-cell>
          <table:table-cell table:style-name="ce2" office:value-type="string" calcext:value-type="string">
            <text:p>Nguyễn Nhật Duy</text:p>
          </table:table-cell>
          <table:table-cell table:style-name="ce3" office:value-type="date" office:date-value="2002-11-22" calcext:value-type="date">
            <text:p>2002-11-2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91" calcext:value-type="float">
            <text:p>435105119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198" calcext:value-type="float">
            <text:p>4351051198</text:p>
          </table:table-cell>
          <table:table-cell table:style-name="ce2" office:value-type="string" calcext:value-type="string">
            <text:p>Võ Thành Hậu</text:p>
          </table:table-cell>
          <table:table-cell table:style-name="ce3" office:value-type="date" office:date-value="2002-06-29" calcext:value-type="date">
            <text:p>2002-6-2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198" calcext:value-type="float">
            <text:p>43510511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00" calcext:value-type="float">
            <text:p>4351051200</text:p>
          </table:table-cell>
          <table:table-cell table:style-name="ce2" office:value-type="string" calcext:value-type="string">
            <text:p>Nguyễn Văn Hòa</text:p>
          </table:table-cell>
          <table:table-cell table:style-name="ce3" office:value-type="date" office:date-value="2001-06-26" calcext:value-type="date">
            <text:p>2001-6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00" calcext:value-type="float">
            <text:p>43510512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02" calcext:value-type="float">
            <text:p>4351051202</text:p>
          </table:table-cell>
          <table:table-cell table:style-name="ce2" office:value-type="string" calcext:value-type="string">
            <text:p>Hồ Việt Hoàng</text:p>
          </table:table-cell>
          <table:table-cell table:style-name="ce3" office:value-type="date" office:date-value="2002-11-13" calcext:value-type="date">
            <text:p>2002-11-1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02" calcext:value-type="float">
            <text:p>43510512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09" calcext:value-type="float">
            <text:p>4351051209</text:p>
          </table:table-cell>
          <table:table-cell table:style-name="ce2" office:value-type="string" calcext:value-type="string">
            <text:p>Lương An Khang</text:p>
          </table:table-cell>
          <table:table-cell table:style-name="ce3" office:value-type="date" office:date-value="2002-11-03" calcext:value-type="date">
            <text:p>2002-11-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09" calcext:value-type="float">
            <text:p>43510512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16" calcext:value-type="float">
            <text:p>4351051216</text:p>
          </table:table-cell>
          <table:table-cell table:style-name="ce2" office:value-type="string" calcext:value-type="string">
            <text:p>Trương Hồng Kông</text:p>
          </table:table-cell>
          <table:table-cell table:style-name="ce3" office:value-type="date" office:date-value="2002-10-12" calcext:value-type="date">
            <text:p>2002-10-1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16" calcext:value-type="float">
            <text:p>43510512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30" calcext:value-type="float">
            <text:p>4351051230</text:p>
          </table:table-cell>
          <table:table-cell table:style-name="ce2" office:value-type="string" calcext:value-type="string">
            <text:p>Đinh Thị Thanh Nhã</text:p>
          </table:table-cell>
          <table:table-cell table:style-name="ce3" office:value-type="date" office:date-value="2002-10-23" calcext:value-type="date">
            <text:p>2002-10-23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30" calcext:value-type="float">
            <text:p>435105123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36" calcext:value-type="float">
            <text:p>4351051236</text:p>
          </table:table-cell>
          <table:table-cell table:style-name="ce2" office:value-type="string" calcext:value-type="string">
            <text:p>Trịnh Chấn Phúc</text:p>
          </table:table-cell>
          <table:table-cell table:style-name="ce3" office:value-type="date" office:date-value="2002-05-28" calcext:value-type="date">
            <text:p>2002-5-2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36" calcext:value-type="float">
            <text:p>435105123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38" calcext:value-type="float">
            <text:p>4351051238</text:p>
          </table:table-cell>
          <table:table-cell table:style-name="ce2" office:value-type="string" calcext:value-type="string">
            <text:p>Lê Thanh Quân</text:p>
          </table:table-cell>
          <table:table-cell table:style-name="ce3" office:value-type="date" office:date-value="2002-02-23" calcext:value-type="date">
            <text:p>2002-2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38" calcext:value-type="float">
            <text:p>435105123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39" calcext:value-type="float">
            <text:p>4351051239</text:p>
          </table:table-cell>
          <table:table-cell table:style-name="ce2" office:value-type="string" calcext:value-type="string">
            <text:p>Đào Duy Quý</text:p>
          </table:table-cell>
          <table:table-cell table:style-name="ce3" office:value-type="date" office:date-value="2002-11-30" calcext:value-type="date">
            <text:p>2002-11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39" calcext:value-type="float">
            <text:p>435105123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40" calcext:value-type="float">
            <text:p>4351051240</text:p>
          </table:table-cell>
          <table:table-cell table:style-name="ce2" office:value-type="string" calcext:value-type="string">
            <text:p>Lê Phước Quyền</text:p>
          </table:table-cell>
          <table:table-cell table:style-name="ce3" office:value-type="date" office:date-value="2002-02-26" calcext:value-type="date">
            <text:p>2002-2-2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40" calcext:value-type="float">
            <text:p>435105124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46" calcext:value-type="float">
            <text:p>4351051246</text:p>
          </table:table-cell>
          <table:table-cell table:style-name="ce2" office:value-type="string" calcext:value-type="string">
            <text:p>Nguyễn Đức Tân</text:p>
          </table:table-cell>
          <table:table-cell table:style-name="ce3" office:value-type="date" office:date-value="2002-06-27" calcext:value-type="date">
            <text:p>2002-6-2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46" calcext:value-type="float">
            <text:p>435105124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49" calcext:value-type="float">
            <text:p>4351051249</text:p>
          </table:table-cell>
          <table:table-cell table:style-name="ce2" office:value-type="string" calcext:value-type="string">
            <text:p>Đỗ Duy Thành</text:p>
          </table:table-cell>
          <table:table-cell table:style-name="ce3" office:value-type="date" office:date-value="2002-09-24" calcext:value-type="date">
            <text:p>2002-9-24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49" calcext:value-type="float">
            <text:p>435105124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57" calcext:value-type="float">
            <text:p>4351051257</text:p>
          </table:table-cell>
          <table:table-cell table:style-name="ce2" office:value-type="string" calcext:value-type="string">
            <text:p>Võ Thị Hoài Thương</text:p>
          </table:table-cell>
          <table:table-cell table:style-name="ce3" office:value-type="date" office:date-value="2002-12-02" calcext:value-type="date">
            <text:p>2002-12-2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57" calcext:value-type="float">
            <text:p>4351051257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59" calcext:value-type="float">
            <text:p>4351051259</text:p>
          </table:table-cell>
          <table:table-cell table:style-name="ce2" office:value-type="string" calcext:value-type="string">
            <text:p>Đặng Thị Thanh Thủy</text:p>
          </table:table-cell>
          <table:table-cell table:style-name="ce3" office:value-type="date" office:date-value="2002-04-27" calcext:value-type="date">
            <text:p>2002-4-2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59" calcext:value-type="float">
            <text:p>435105125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65" calcext:value-type="float">
            <text:p>4351051265</text:p>
          </table:table-cell>
          <table:table-cell table:style-name="ce2" office:value-type="string" calcext:value-type="string">
            <text:p>Đặng Toàn Trung</text:p>
          </table:table-cell>
          <table:table-cell table:style-name="ce3" office:value-type="date" office:date-value="2002-04-25" calcext:value-type="date">
            <text:p>2002-4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65" calcext:value-type="float">
            <text:p>435105126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74" calcext:value-type="float">
            <text:p>4351051274</text:p>
          </table:table-cell>
          <table:table-cell table:style-name="ce2" office:value-type="string" calcext:value-type="string">
            <text:p>Trần Thị Kim Xuyên</text:p>
          </table:table-cell>
          <table:table-cell table:style-name="ce3" office:value-type="date" office:date-value="2002-01-10" calcext:value-type="date">
            <text:p>2002-1-10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74" calcext:value-type="float">
            <text:p>435105127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78" calcext:value-type="float">
            <text:p>4351051278</text:p>
          </table:table-cell>
          <table:table-cell table:style-name="ce2" office:value-type="string" calcext:value-type="string">
            <text:p>Đặng Trung Hiếu</text:p>
          </table:table-cell>
          <table:table-cell table:style-name="ce3" office:value-type="date" office:date-value="2000-05-07" calcext:value-type="date">
            <text:p>2000-5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78" calcext:value-type="float">
            <text:p>435105127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80" calcext:value-type="float">
            <text:p>4351051280</text:p>
          </table:table-cell>
          <table:table-cell table:style-name="ce2" office:value-type="string" calcext:value-type="string">
            <text:p>Nguyễn Phi Trường</text:p>
          </table:table-cell>
          <table:table-cell table:style-name="ce3" office:value-type="date" office:date-value="2002-05-30" calcext:value-type="date">
            <text:p>2002-5-30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80" calcext:value-type="float">
            <text:p>43510512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81" calcext:value-type="float">
            <text:p>4351051281</text:p>
          </table:table-cell>
          <table:table-cell table:style-name="ce2" office:value-type="string" calcext:value-type="string">
            <text:p>Nguyễn Trọng Tuân</text:p>
          </table:table-cell>
          <table:table-cell table:style-name="ce3" office:value-type="date" office:date-value="2002-10-18" calcext:value-type="date">
            <text:p>2002-10-18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81" calcext:value-type="float">
            <text:p>435105128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86" calcext:value-type="float">
            <text:p>4351051286</text:p>
          </table:table-cell>
          <table:table-cell table:style-name="ce2" office:value-type="string" calcext:value-type="string">
            <text:p>Nguyễn Trung Nhân</text:p>
          </table:table-cell>
          <table:table-cell table:style-name="ce3" office:value-type="date" office:date-value="2001-07-25" calcext:value-type="date">
            <text:p>2001-7-25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86" calcext:value-type="float">
            <text:p>435105128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92" calcext:value-type="float">
            <text:p>4351051292</text:p>
          </table:table-cell>
          <table:table-cell table:style-name="ce2" office:value-type="string" calcext:value-type="string">
            <text:p>Phan Tấn Minh</text:p>
          </table:table-cell>
          <table:table-cell table:style-name="ce3" office:value-type="date" office:date-value="2002-06-02" calcext:value-type="date">
            <text:p>2002-6-2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92" calcext:value-type="float">
            <text:p>43510512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93" calcext:value-type="float">
            <text:p>4351051293</text:p>
          </table:table-cell>
          <table:table-cell table:style-name="ce2" office:value-type="string" calcext:value-type="string">
            <text:p>Rcom Nik</text:p>
          </table:table-cell>
          <table:table-cell table:style-name="ce3" office:value-type="date" office:date-value="2002-02-09" calcext:value-type="date">
            <text:p>2002-2-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93" calcext:value-type="float">
            <text:p>4351051293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95" calcext:value-type="float">
            <text:p>4351051295</text:p>
          </table:table-cell>
          <table:table-cell table:style-name="ce2" office:value-type="string" calcext:value-type="string">
            <text:p>Vũ Ngọc Tuân</text:p>
          </table:table-cell>
          <table:table-cell table:style-name="ce3" office:value-type="date" office:date-value="2002-05-23" calcext:value-type="date">
            <text:p>2002-5-23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95" calcext:value-type="float">
            <text:p>435105129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98" calcext:value-type="float">
            <text:p>4351051298</text:p>
          </table:table-cell>
          <table:table-cell table:style-name="ce2" office:value-type="string" calcext:value-type="string">
            <text:p>Võ Dương Duy Trực</text:p>
          </table:table-cell>
          <table:table-cell table:style-name="ce3" office:value-type="date" office:date-value="2002-06-19" calcext:value-type="date">
            <text:p>2002-6-19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98" calcext:value-type="float">
            <text:p>435105129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299" calcext:value-type="float">
            <text:p>4351051299</text:p>
          </table:table-cell>
          <table:table-cell table:style-name="ce2" office:value-type="string" calcext:value-type="string">
            <text:p>Nguyễn Tuấn Kiệt</text:p>
          </table:table-cell>
          <table:table-cell table:style-name="ce3" office:value-type="date" office:date-value="2002-07-01" calcext:value-type="date">
            <text:p>2002-7-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299" calcext:value-type="float">
            <text:p>435105129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2" calcext:value-type="float">
            <text:p>4351051302</text:p>
          </table:table-cell>
          <table:table-cell table:style-name="ce2" office:value-type="string" calcext:value-type="string">
            <text:p>Trần Cao Nghiêm</text:p>
          </table:table-cell>
          <table:table-cell table:style-name="ce3" office:value-type="date" office:date-value="2002-09-15" calcext:value-type="date">
            <text:p>2002-9-15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2" calcext:value-type="float">
            <text:p>435105130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4" calcext:value-type="float">
            <text:p>4351051304</text:p>
          </table:table-cell>
          <table:table-cell table:style-name="ce2" office:value-type="string" calcext:value-type="string">
            <text:p>Nguyễn Thị Quá</text:p>
          </table:table-cell>
          <table:table-cell table:style-name="ce3" office:value-type="date" office:date-value="2002-11-07" calcext:value-type="date">
            <text:p>2002-11-7</text:p>
          </table:table-cell>
          <table:table-cell table:style-name="ce2" office:value-type="string" calcext:value-type="string">
            <text:p>Nữ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4" calcext:value-type="float">
            <text:p>43510513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5" calcext:value-type="float">
            <text:p>4351051305</text:p>
          </table:table-cell>
          <table:table-cell table:style-name="ce2" office:value-type="string" calcext:value-type="string">
            <text:p>Phạm Lê Hồng Linh</text:p>
          </table:table-cell>
          <table:table-cell table:style-name="ce3" office:value-type="date" office:date-value="2002-05-16" calcext:value-type="date">
            <text:p>2002-5-16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5" calcext:value-type="float">
            <text:p>435105130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6" calcext:value-type="float">
            <text:p>4351051306</text:p>
          </table:table-cell>
          <table:table-cell table:style-name="ce2" office:value-type="string" calcext:value-type="string">
            <text:p>Nguyễn Hải Đăng</text:p>
          </table:table-cell>
          <table:table-cell table:style-name="ce3" office:value-type="date" office:date-value="2002-04-17" calcext:value-type="date">
            <text:p>2002-4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6" calcext:value-type="float">
            <text:p>435105130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09" calcext:value-type="float">
            <text:p>4351051309</text:p>
          </table:table-cell>
          <table:table-cell table:style-name="ce2" office:value-type="string" calcext:value-type="string">
            <text:p>Lê Văn Huy</text:p>
          </table:table-cell>
          <table:table-cell table:style-name="ce3" office:value-type="date" office:date-value="2002-12-07" calcext:value-type="date">
            <text:p>2002-12-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09" calcext:value-type="float">
            <text:p>4351051309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15" calcext:value-type="float">
            <text:p>4351051315</text:p>
          </table:table-cell>
          <table:table-cell table:style-name="ce2" office:value-type="string" calcext:value-type="string">
            <text:p>Đàm Minh Quân</text:p>
          </table:table-cell>
          <table:table-cell table:style-name="ce3" office:value-type="date" office:date-value="2002-05-31" calcext:value-type="date">
            <text:p>2002-5-31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15" calcext:value-type="float">
            <text:p>435105131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2" office:value-type="float" office:value="4351051316" calcext:value-type="float">
            <text:p>4351051316</text:p>
          </table:table-cell>
          <table:table-cell table:style-name="ce2" office:value-type="string" calcext:value-type="string">
            <text:p>Lê Anh Tú</text:p>
          </table:table-cell>
          <table:table-cell table:style-name="ce3" office:value-type="date" office:date-value="2001-07-17" calcext:value-type="date">
            <text:p>2001-7-17</text:p>
          </table:table-cell>
          <table:table-cell table:style-name="ce2" office:value-type="string" calcext:value-type="string">
            <text:p>Nam</text:p>
          </table:table-cell>
          <table:table-cell table:number-columns-repeated="2"/>
          <table:table-cell table:style-name="ce1" office:value-type="string" calcext:value-type="string">
            <text:p>CNTTK43D</text:p>
          </table:table-cell>
          <table:table-cell table:style-name="ce1" office:value-type="string" calcext:value-type="string">
            <text:p>CNTT</text:p>
          </table:table-cell>
          <table:table-cell table:style-name="ce2" office:value-type="string" calcext:value-type="string">
            <text:p>Còn học</text:p>
          </table:table-cell>
          <table:table-cell table:style-name="ce2" office:value-type="float" office:value="4351051316" calcext:value-type="float">
            <text:p>435105131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3"/>
        </table:table-row>
        <table:table-row table:style-name="ro1" table:number-rows-repeated="82">
          <table:table-cell table:number-columns-repeated="2"/>
          <table:table-cell table:style-name="ce4"/>
          <table:table-cell table:number-columns-repeated="1021"/>
        </table:table-row>
        <table:table-row table:style-name="ro2" table:number-rows-repeated="10484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/>
      <number:text>-</number:text>
      <number:day/>
    </number:date-style>
    <number:date-style style:name="N126">
      <number:year/>
      <number:text>-</number:text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inhvien" style:display-name="PageStyle_sinhvie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1" meta:object-count="0"/>
    <meta:generator>LibreOfficeDev/6.0.5.2$Linux_X86_64 LibreOffice_project/</meta:generator>
  </office:meta>
</office:document-meta>
</file>